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9933" style:text-align-source="fix" style:repeat-content="false" fo:border="0.06pt solid #ffffff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 style:data-style-name="N110">
      <style:table-cell-properties fo:background-color="#eeeeee"/>
    </style:style>
    <style:style style:name="ce8" style:family="table-cell" style:parent-style-name="Default" style:data-style-name="N61">
      <style:table-cell-properties fo:background-color="#eeeeee"/>
      <style:text-properties style:use-window-font-color="true"/>
    </style:style>
    <style:style style:name="ce9" style:family="table-cell" style:parent-style-name="Default" style:data-style-name="N1">
      <style:table-cell-properties fo:background-color="#eeeeee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 style:data-style-name="N1">
      <style:table-cell-properties fo:border-bottom="0.06pt solid #ffffff" fo:background-color="#eeeeee" fo:border-left="none" fo:border-right="none" fo:border-top="none"/>
    </style:style>
    <style:style style:name="ce12" style:family="table-cell" style:parent-style-name="Default">
      <style:table-cell-properties fo:border-bottom="1.05pt double #009933" style:border-line-width-bottom="0.12mm 0.12mm 0.12mm" fo:background-color="#009933" style:text-align-source="fix" style:repeat-content="false" fo:border-left="none" fo:border-right="none" fo:border-top="1.05pt double #009933" style:border-line-width-top="0.12mm 0.12mm 0.12mm"/>
      <style:paragraph-properties fo:text-align="end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1.05pt double #009933" style:border-line-width-bottom="0.12mm 0.12mm 0.12mm" style:text-align-source="fix" style:repeat-content="false" fo:border-left="none" fo:border-right="1.05pt double #009933" style:border-line-width-right="0.12mm 0.12mm 0.12mm" fo:border-top="1.05pt double #009933" style:border-line-width-top="0.12mm 0.12mm 0.1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order-bottom="0.06pt solid #ffffff" fo:background-color="#009933" style:text-align-source="fix" style:repeat-content="false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fo:background-color="#eeeeee" fo:border-left="none" fo:border-right="0.06pt solid #ffffff" fo:border-top="none"/>
    </style:style>
    <style:style style:name="ce19" style:family="table-cell" style:parent-style-name="Default" style:data-style-name="N1">
      <style:table-cell-properties fo:border-bottom="0.06pt solid #ffffff" fo:background-color="#eeeeee" fo:border-left="none" fo:border-right="0.06pt solid #ffffff" fo:border-top="none"/>
    </style:style>
    <style:style style:name="ce20" style:family="table-cell" style:parent-style-name="Default" style:data-style-name="N1">
      <style:table-cell-properties fo:background-color="#cccccc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number-columns-repeated="4" table:default-cell-style-name="ce7"/>
        <table:table-column table:style-name="co2" table:number-columns-repeated="3" table:default-cell-style-name="ce9"/>
        <table:table-column table:style-name="co2" table:default-cell-style-name="ce18"/>
        <table:table-column table:style-name="co2" table:default-cell-style-name="ce20"/>
        <table:table-column table:style-name="co3" table:default-cell-style-name="ce7"/>
        <table:table-row table:style-name="ro1">
          <table:table-cell table:style-name="ce1" office:value-type="string" calcext:value-type="string" table:number-columns-spanned="9" table:number-rows-spanned="1">
            <text:p>Suavizado de Dirichlet-Priors para documentos</text:p>
          </table:table-cell>
          <table:covered-table-cell table:number-columns-repeated="7" table:style-name="ce6"/>
          <table:covered-table-cell table:style-name="ce17"/>
          <table:table-cell table:style-name="ce12" office:value-type="string" calcext:value-type="string">
            <text:p>Mu: </text:p>
          </table:table-cell>
          <table:table-cell table:style-name="ce15"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string" calcext:value-type="string">
            <text:p>Término / Documento</text:p>
          </table:table-cell>
          <table:table-cell table:style-name="ce6" office:value-type="string" calcext:value-type="string">
            <text:p>P(t, D1)</text:p>
          </table:table-cell>
          <table:table-cell table:style-name="ce6" office:value-type="string" calcext:value-type="string">
            <text:p>P(t, D2)</text:p>
          </table:table-cell>
          <table:table-cell table:style-name="ce6" office:value-type="string" calcext:value-type="string">
            <text:p>P(t, D3)</text:p>
          </table:table-cell>
          <table:table-cell table:style-name="ce6" office:value-type="string" calcext:value-type="string">
            <text:p>P(t, D4)</text:p>
          </table:table-cell>
          <table:table-cell table:style-name="ce6" office:value-type="string" calcext:value-type="string">
            <text:p>Doc 1 TF</text:p>
          </table:table-cell>
          <table:table-cell table:style-name="ce6" office:value-type="string" calcext:value-type="string">
            <text:p>Doc 2 TF</text:p>
          </table:table-cell>
          <table:table-cell table:style-name="ce6" office:value-type="string" calcext:value-type="string">
            <text:p>Doc 3 TF</text:p>
          </table:table-cell>
          <table:table-cell table:style-name="ce17" office:value-type="string" calcext:value-type="string">
            <text:p>Doc 4 TF</text:p>
          </table:table-cell>
          <table:table-cell table:style-name="ce17" office:value-type="string" calcext:value-type="string">
            <text:p>CF</text:p>
          </table:table-cell>
          <table:table-cell table:style-name="ce17" office:value-type="string" calcext:value-type="string">
            <text:p>P (t|C)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table:formula="of:=([.F3]+[.$K$1]*[.$K3])/([.F$21]+[.$K$1])" office:value-type="float" office:value="0.147248954280867" calcext:value-type="float">
            <text:p>0,1472</text:p>
          </table:table-cell>
          <table:table-cell table:formula="of:=([.G3]+[.$K$1]*[.$K3])/([.G$21]+[.$K$1])" office:value-type="float" office:value="0.146692093296171" calcext:value-type="float">
            <text:p>0,1467</text:p>
          </table:table-cell>
          <table:table-cell table:formula="of:=([.H3]+[.$K$1]*[.$K3])/([.H$21]+[.$K$1])" office:value-type="float" office:value="0.14697093977033" calcext:value-type="float">
            <text:p>0,1470</text:p>
          </table:table-cell>
          <table:table-cell table:formula="of:=([.I3]+[.$K$1]*[.$K3])/([.I$21]+[.$K$1])" office:value-type="float" office:value="0.147322212467076" calcext:value-type="float">
            <text:p>0,1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F3:.I3])" office:value-type="float" office:value="5" calcext:value-type="float">
            <text:p>5</text:p>
          </table:table-cell>
          <table:table-cell table:formula="of:=[.J3]/SUM([.$J$3:.$J$20])" office:value-type="float" office:value="0.147058823529412" calcext:value-type="float">
            <text:p>0,1471</text:p>
          </table:table-cell>
        </table:table-row>
        <table:table-row table:style-name="ro1">
          <table:table-cell office:value-type="string" calcext:value-type="string">
            <text:p>libre</text:p>
          </table:table-cell>
          <table:table-cell table:formula="of:=([.F4]+[.$K$1]*[.$K4])/([.F$21]+[.$K$1])" office:value-type="float" office:value="0.117500804399333" calcext:value-type="float">
            <text:p>0,1175</text:p>
          </table:table-cell>
          <table:table-cell table:formula="of:=([.G4]+[.$K$1]*[.$K4])/([.G$21]+[.$K$1])" office:value-type="float" office:value="0.117852427754144" calcext:value-type="float">
            <text:p>0,1179</text:p>
          </table:table-cell>
          <table:table-cell table:formula="of:=([.H4]+[.$K$1]*[.$K4])/([.H$21]+[.$K$1])" office:value-type="float" office:value="0.117178345441762" calcext:value-type="float">
            <text:p>0,1172</text:p>
          </table:table-cell>
          <table:table-cell table:formula="of:=([.I4]+[.$K$1]*[.$K4])/([.I$21]+[.$K$1])" office:value-type="float" office:value="0.118056774948785" calcext:value-type="float">
            <text:p>0,1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4:.I4])" office:value-type="float" office:value="4" calcext:value-type="float">
            <text:p>4</text:p>
          </table:table-cell>
          <table:table-cell table:formula="of:=[.J4]/SUM([.$J$3:.$J$20])" office:value-type="float" office:value="0.117647058823529" calcext:value-type="float">
            <text:p>0,1176</text:p>
          </table:table-cell>
        </table:table-row>
        <table:table-row table:style-name="ro1">
          <table:table-cell office:value-type="string" calcext:value-type="string">
            <text:p>papel</text:p>
          </table:table-cell>
          <table:table-cell table:formula="of:=([.F5]+[.$K$1]*[.$K5])/([.F$21]+[.$K$1])" office:value-type="float" office:value="0.0297481498815339" calcext:value-type="float">
            <text:p>0,0297</text:p>
          </table:table-cell>
          <table:table-cell table:formula="of:=([.G5]+[.$K$1]*[.$K5])/([.G$21]+[.$K$1])" office:value-type="float" office:value="0.0293384186592343" calcext:value-type="float">
            <text:p>0,0293</text:p>
          </table:table-cell>
          <table:table-cell table:formula="of:=([.H5]+[.$K$1]*[.$K5])/([.H$21]+[.$K$1])" office:value-type="float" office:value="0.0292945863604406" calcext:value-type="float">
            <text:p>0,0293</text:p>
          </table:table-cell>
          <table:table-cell table:formula="of:=([.I5]+[.$K$1]*[.$K5])/([.I$21]+[.$K$1])" office:value-type="float" office:value="0.0292654375182909" calcext:value-type="float">
            <text:p>0,02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5:.I5])" office:value-type="float" office:value="1" calcext:value-type="float">
            <text:p>1</text:p>
          </table:table-cell>
          <table:table-cell table:formula="of:=[.J5]/SUM([.$J$3:.$J$20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fundamental</text:p>
          </table:table-cell>
          <table:table-cell table:formula="of:=([.F6]+[.$K$1]*[.$K6])/([.F$21]+[.$K$1])" office:value-type="float" office:value="0.0882499195600667" calcext:value-type="float">
            <text:p>0,0882</text:p>
          </table:table-cell>
          <table:table-cell table:formula="of:=([.G6]+[.$K$1]*[.$K6])/([.G$21]+[.$K$1])" office:value-type="float" office:value="0.0880152559777028" calcext:value-type="float">
            <text:p>0,0880</text:p>
          </table:table-cell>
          <table:table-cell table:formula="of:=([.H6]+[.$K$1]*[.$K6])/([.H$21]+[.$K$1])" office:value-type="float" office:value="0.0883817670494493" calcext:value-type="float">
            <text:p>0,0884</text:p>
          </table:table-cell>
          <table:table-cell table:formula="of:=([.I6]+[.$K$1]*[.$K6])/([.I$21]+[.$K$1])" office:value-type="float" office:value="0.0882938249926836" calcext:value-type="float">
            <text:p>0,08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6:.I6])" office:value-type="float" office:value="3" calcext:value-type="float">
            <text:p>3</text:p>
          </table:table-cell>
          <table:table-cell table:formula="of:=[.J6]/SUM([.$J$3:.$J$20])" office:value-type="float" office:value="0.0882352941176471" calcext:value-type="float">
            <text:p>0,0882</text:p>
          </table:table-cell>
        </table:table-row>
        <table:table-row table:style-name="ro1">
          <table:table-cell office:value-type="string" calcext:value-type="string">
            <text:p>crecimiento</text:p>
          </table:table-cell>
          <table:table-cell table:formula="of:=([.F7]+[.$K$1]*[.$K7])/([.F$21]+[.$K$1])" office:value-type="float" office:value="0.0589990347208003" calcext:value-type="float">
            <text:p>0,0590</text:p>
          </table:table-cell>
          <table:table-cell table:formula="of:=([.G7]+[.$K$1]*[.$K7])/([.G$21]+[.$K$1])" office:value-type="float" office:value="0.0586768373184685" calcext:value-type="float">
            <text:p>0,0587</text:p>
          </table:table-cell>
          <table:table-cell table:formula="of:=([.H7]+[.$K$1]*[.$K7])/([.H$21]+[.$K$1])" office:value-type="float" office:value="0.0585891727208812" calcext:value-type="float">
            <text:p>0,0586</text:p>
          </table:table-cell>
          <table:table-cell table:formula="of:=([.I7]+[.$K$1]*[.$K7])/([.I$21]+[.$K$1])" office:value-type="float" office:value="0.0590283874743927" calcext:value-type="float">
            <text:p>0,05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7:.I7])" office:value-type="float" office:value="2" calcext:value-type="float">
            <text:p>2</text:p>
          </table:table-cell>
          <table:table-cell table:formula="of:=[.J7]/SUM([.$J$3:.$J$20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formula="of:=([.F8]+[.$K$1]*[.$K8])/([.F$21]+[.$K$1])" office:value-type="float" office:value="0.0594962997630678" calcext:value-type="float">
            <text:p>0,0595</text:p>
          </table:table-cell>
          <table:table-cell table:formula="of:=([.G8]+[.$K$1]*[.$K8])/([.G$21]+[.$K$1])" office:value-type="float" office:value="0.0586768373184685" calcext:value-type="float">
            <text:p>0,0587</text:p>
          </table:table-cell>
          <table:table-cell table:formula="of:=([.H8]+[.$K$1]*[.$K8])/([.H$21]+[.$K$1])" office:value-type="float" office:value="0.0585891727208812" calcext:value-type="float">
            <text:p>0,0586</text:p>
          </table:table-cell>
          <table:table-cell table:formula="of:=([.I8]+[.$K$1]*[.$K8])/([.I$21]+[.$K$1])" office:value-type="float" office:value="0.0585308750365818" calcext:value-type="float">
            <text:p>0,05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8:.I8])" office:value-type="float" office:value="2" calcext:value-type="float">
            <text:p>2</text:p>
          </table:table-cell>
          <table:table-cell table:formula="of:=[.J8]/SUM([.$J$3:.$J$20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favorecido</text:p>
          </table:table-cell>
          <table:table-cell table:formula="of:=([.F9]+[.$K$1]*[.$K9])/([.F$21]+[.$K$1])" office:value-type="float" office:value="0.0297481498815339" calcext:value-type="float">
            <text:p>0,0297</text:p>
          </table:table-cell>
          <table:table-cell table:formula="of:=([.G9]+[.$K$1]*[.$K9])/([.G$21]+[.$K$1])" office:value-type="float" office:value="0.0293384186592343" calcext:value-type="float">
            <text:p>0,0293</text:p>
          </table:table-cell>
          <table:table-cell table:formula="of:=([.H9]+[.$K$1]*[.$K9])/([.H$21]+[.$K$1])" office:value-type="float" office:value="0.0292945863604406" calcext:value-type="float">
            <text:p>0,0293</text:p>
          </table:table-cell>
          <table:table-cell table:formula="of:=([.I9]+[.$K$1]*[.$K9])/([.I$21]+[.$K$1])" office:value-type="float" office:value="0.0292654375182909" calcext:value-type="float">
            <text:p>0,02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9:.I9])" office:value-type="float" office:value="1" calcext:value-type="float">
            <text:p>1</text:p>
          </table:table-cell>
          <table:table-cell table:formula="of:=[.J9]/SUM([.$J$3:.$J$20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comunicación</text:p>
          </table:table-cell>
          <table:table-cell table:formula="of:=([.F10]+[.$K$1]*[.$K10])/([.F$21]+[.$K$1])" office:value-type="float" office:value="0.0589990347208003" calcext:value-type="float">
            <text:p>0,0590</text:p>
          </table:table-cell>
          <table:table-cell table:formula="of:=([.G10]+[.$K$1]*[.$K10])/([.G$21]+[.$K$1])" office:value-type="float" office:value="0.0586768373184685" calcext:value-type="float">
            <text:p>0,0587</text:p>
          </table:table-cell>
          <table:table-cell table:formula="of:=([.H10]+[.$K$1]*[.$K10])/([.H$21]+[.$K$1])" office:value-type="float" office:value="0.0590871806890087" calcext:value-type="float">
            <text:p>0,0591</text:p>
          </table:table-cell>
          <table:table-cell table:formula="of:=([.I10]+[.$K$1]*[.$K10])/([.I$21]+[.$K$1])" office:value-type="float" office:value="0.0585308750365818" calcext:value-type="float">
            <text:p>0,0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10:.I10])" office:value-type="float" office:value="2" calcext:value-type="float">
            <text:p>2</text:p>
          </table:table-cell>
          <table:table-cell table:formula="of:=[.J10]/SUM([.$J$3:.$J$20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desarrolladores</text:p>
          </table:table-cell>
          <table:table-cell table:formula="of:=([.F11]+[.$K$1]*[.$K11])/([.F$21]+[.$K$1])" office:value-type="float" office:value="0.0297481498815339" calcext:value-type="float">
            <text:p>0,0297</text:p>
          </table:table-cell>
          <table:table-cell table:formula="of:=([.G11]+[.$K$1]*[.$K11])/([.G$21]+[.$K$1])" office:value-type="float" office:value="0.0293384186592343" calcext:value-type="float">
            <text:p>0,0293</text:p>
          </table:table-cell>
          <table:table-cell table:formula="of:=([.H11]+[.$K$1]*[.$K11])/([.H$21]+[.$K$1])" office:value-type="float" office:value="0.0292945863604406" calcext:value-type="float">
            <text:p>0,0293</text:p>
          </table:table-cell>
          <table:table-cell table:formula="of:=([.I11]+[.$K$1]*[.$K11])/([.I$21]+[.$K$1])" office:value-type="float" office:value="0.0292654375182909" calcext:value-type="float">
            <text:p>0,02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1:.I11])" office:value-type="float" office:value="1" calcext:value-type="float">
            <text:p>1</text:p>
          </table:table-cell>
          <table:table-cell table:formula="of:=[.J11]/SUM([.$J$3:.$J$20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table:formula="of:=([.F12]+[.$K$1]*[.$K12])/([.F$21]+[.$K$1])" office:value-type="float" office:value="0.0292508848392664" calcext:value-type="float">
            <text:p>0,0293</text:p>
          </table:table-cell>
          <table:table-cell table:formula="of:=([.G12]+[.$K$1]*[.$K12])/([.G$21]+[.$K$1])" office:value-type="float" office:value="0.0298371717764412" calcext:value-type="float">
            <text:p>0,0298</text:p>
          </table:table-cell>
          <table:table-cell table:formula="of:=([.H12]+[.$K$1]*[.$K12])/([.H$21]+[.$K$1])" office:value-type="float" office:value="0.0292945863604406" calcext:value-type="float">
            <text:p>0,0293</text:p>
          </table:table-cell>
          <table:table-cell table:formula="of:=([.I12]+[.$K$1]*[.$K12])/([.I$21]+[.$K$1])" office:value-type="float" office:value="0.0292654375182909" calcext:value-type="float">
            <text:p>0,0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2:.I12])" office:value-type="float" office:value="1" calcext:value-type="float">
            <text:p>1</text:p>
          </table:table-cell>
          <table:table-cell table:formula="of:=[.J12]/SUM([.$J$3:.$J$20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riqueza</text:p>
          </table:table-cell>
          <table:table-cell table:formula="of:=([.F13]+[.$K$1]*[.$K13])/([.F$21]+[.$K$1])" office:value-type="float" office:value="0.0292508848392664" calcext:value-type="float">
            <text:p>0,0293</text:p>
          </table:table-cell>
          <table:table-cell table:formula="of:=([.G13]+[.$K$1]*[.$K13])/([.G$21]+[.$K$1])" office:value-type="float" office:value="0.0298371717764412" calcext:value-type="float">
            <text:p>0,0298</text:p>
          </table:table-cell>
          <table:table-cell table:formula="of:=([.H13]+[.$K$1]*[.$K13])/([.H$21]+[.$K$1])" office:value-type="float" office:value="0.0292945863604406" calcext:value-type="float">
            <text:p>0,0293</text:p>
          </table:table-cell>
          <table:table-cell table:formula="of:=([.I13]+[.$K$1]*[.$K13])/([.I$21]+[.$K$1])" office:value-type="float" office:value="0.0292654375182909" calcext:value-type="float">
            <text:p>0,0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3:.I13])" office:value-type="float" office:value="1" calcext:value-type="float">
            <text:p>1</text:p>
          </table:table-cell>
          <table:table-cell table:formula="of:=[.J13]/SUM([.$J$3:.$J$20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país</text:p>
          </table:table-cell>
          <table:table-cell table:formula="of:=([.F14]+[.$K$1]*[.$K14])/([.F$21]+[.$K$1])" office:value-type="float" office:value="0.0877526545177992" calcext:value-type="float">
            <text:p>0,0878</text:p>
          </table:table-cell>
          <table:table-cell table:formula="of:=([.G14]+[.$K$1]*[.$K14])/([.G$21]+[.$K$1])" office:value-type="float" office:value="0.0885140090949098" calcext:value-type="float">
            <text:p>0,0885</text:p>
          </table:table-cell>
          <table:table-cell table:formula="of:=([.H14]+[.$K$1]*[.$K14])/([.H$21]+[.$K$1])" office:value-type="float" office:value="0.0883817670494493" calcext:value-type="float">
            <text:p>0,0884</text:p>
          </table:table-cell>
          <table:table-cell table:formula="of:=([.I14]+[.$K$1]*[.$K14])/([.I$21]+[.$K$1])" office:value-type="float" office:value="0.0882938249926836" calcext:value-type="float">
            <text:p>0,088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F14:.I14])" office:value-type="float" office:value="3" calcext:value-type="float">
            <text:p>3</text:p>
          </table:table-cell>
          <table:table-cell table:formula="of:=[.J14]/SUM([.$J$3:.$J$20])" office:value-type="float" office:value="0.0882352941176471" calcext:value-type="float">
            <text:p>0,0882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table:formula="of:=([.F15]+[.$K$1]*[.$K15])/([.F$21]+[.$K$1])" office:value-type="float" office:value="0.0585017696785328" calcext:value-type="float">
            <text:p>0,0585</text:p>
          </table:table-cell>
          <table:table-cell table:formula="of:=([.G15]+[.$K$1]*[.$K15])/([.G$21]+[.$K$1])" office:value-type="float" office:value="0.0591755904356755" calcext:value-type="float">
            <text:p>0,0592</text:p>
          </table:table-cell>
          <table:table-cell table:formula="of:=([.H15]+[.$K$1]*[.$K15])/([.H$21]+[.$K$1])" office:value-type="float" office:value="0.0585891727208812" calcext:value-type="float">
            <text:p>0,0586</text:p>
          </table:table-cell>
          <table:table-cell table:formula="of:=([.I15]+[.$K$1]*[.$K15])/([.I$21]+[.$K$1])" office:value-type="float" office:value="0.0590283874743927" calcext:value-type="float">
            <text:p>0,05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5:.I15])" office:value-type="float" office:value="2" calcext:value-type="float">
            <text:p>2</text:p>
          </table:table-cell>
          <table:table-cell table:formula="of:=[.J15]/SUM([.$J$3:.$J$20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producción</text:p>
          </table:table-cell>
          <table:table-cell table:formula="of:=([.F16]+[.$K$1]*[.$K16])/([.F$21]+[.$K$1])" office:value-type="float" office:value="0.0585017696785328" calcext:value-type="float">
            <text:p>0,0585</text:p>
          </table:table-cell>
          <table:table-cell table:formula="of:=([.G16]+[.$K$1]*[.$K16])/([.G$21]+[.$K$1])" office:value-type="float" office:value="0.0586768373184685" calcext:value-type="float">
            <text:p>0,0587</text:p>
          </table:table-cell>
          <table:table-cell table:formula="of:=([.H16]+[.$K$1]*[.$K16])/([.H$21]+[.$K$1])" office:value-type="float" office:value="0.0595851886571362" calcext:value-type="float">
            <text:p>0,0596</text:p>
          </table:table-cell>
          <table:table-cell table:formula="of:=([.I16]+[.$K$1]*[.$K16])/([.I$21]+[.$K$1])" office:value-type="float" office:value="0.0585308750365818" calcext:value-type="float">
            <text:p>0,0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F16:.I16])" office:value-type="float" office:value="2" calcext:value-type="float">
            <text:p>2</text:p>
          </table:table-cell>
          <table:table-cell table:formula="of:=[.J16]/SUM([.$J$3:.$J$20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tecnologia</text:p>
          </table:table-cell>
          <table:table-cell table:formula="of:=([.F17]+[.$K$1]*[.$K17])/([.F$21]+[.$K$1])" office:value-type="float" office:value="0.0292508848392664" calcext:value-type="float">
            <text:p>0,0293</text:p>
          </table:table-cell>
          <table:table-cell table:formula="of:=([.G17]+[.$K$1]*[.$K17])/([.G$21]+[.$K$1])" office:value-type="float" office:value="0.0293384186592343" calcext:value-type="float">
            <text:p>0,0293</text:p>
          </table:table-cell>
          <table:table-cell table:formula="of:=([.H17]+[.$K$1]*[.$K17])/([.H$21]+[.$K$1])" office:value-type="float" office:value="0.0297925943285681" calcext:value-type="float">
            <text:p>0,0298</text:p>
          </table:table-cell>
          <table:table-cell table:formula="of:=([.I17]+[.$K$1]*[.$K17])/([.I$21]+[.$K$1])" office:value-type="float" office:value="0.0292654375182909" calcext:value-type="float">
            <text:p>0,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17:.I17])" office:value-type="float" office:value="1" calcext:value-type="float">
            <text:p>1</text:p>
          </table:table-cell>
          <table:table-cell table:formula="of:=[.J17]/SUM([.$J$3:.$J$20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table:formula="of:=([.F18]+[.$K$1]*[.$K18])/([.F$21]+[.$K$1])" office:value-type="float" office:value="0.0292508848392664" calcext:value-type="float">
            <text:p>0,0293</text:p>
          </table:table-cell>
          <table:table-cell table:formula="of:=([.G18]+[.$K$1]*[.$K18])/([.G$21]+[.$K$1])" office:value-type="float" office:value="0.0293384186592343" calcext:value-type="float">
            <text:p>0,0293</text:p>
          </table:table-cell>
          <table:table-cell table:formula="of:=([.H18]+[.$K$1]*[.$K18])/([.H$21]+[.$K$1])" office:value-type="float" office:value="0.0297925943285681" calcext:value-type="float">
            <text:p>0,0298</text:p>
          </table:table-cell>
          <table:table-cell table:formula="of:=([.I18]+[.$K$1]*[.$K18])/([.I$21]+[.$K$1])" office:value-type="float" office:value="0.0292654375182909" calcext:value-type="float">
            <text:p>0,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18:.I18])" office:value-type="float" office:value="1" calcext:value-type="float">
            <text:p>1</text:p>
          </table:table-cell>
          <table:table-cell table:formula="of:=[.J18]/SUM([.$J$3:.$J$20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incorpore</text:p>
          </table:table-cell>
          <table:table-cell table:formula="of:=([.F19]+[.$K$1]*[.$K19])/([.F$21]+[.$K$1])" office:value-type="float" office:value="0.0292508848392664" calcext:value-type="float">
            <text:p>0,0293</text:p>
          </table:table-cell>
          <table:table-cell table:formula="of:=([.G19]+[.$K$1]*[.$K19])/([.G$21]+[.$K$1])" office:value-type="float" office:value="0.0293384186592343" calcext:value-type="float">
            <text:p>0,0293</text:p>
          </table:table-cell>
          <table:table-cell table:formula="of:=([.H19]+[.$K$1]*[.$K19])/([.H$21]+[.$K$1])" office:value-type="float" office:value="0.0292945863604406" calcext:value-type="float">
            <text:p>0,0293</text:p>
          </table:table-cell>
          <table:table-cell table:formula="of:=([.I19]+[.$K$1]*[.$K19])/([.I$21]+[.$K$1])" office:value-type="float" office:value="0.0297629499561018" calcext:value-type="float">
            <text:p>0,0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9:.I19])" office:value-type="float" office:value="1" calcext:value-type="float">
            <text:p>1</text:p>
          </table:table-cell>
          <table:table-cell table:formula="of:=[.J19]/SUM([.$J$3:.$J$20])" office:value-type="float" office:value="0.0294117647058823" calcext:value-type="float">
            <text:p>0,0294</text:p>
          </table:table-cell>
        </table:table-row>
        <table:table-row table:style-name="ro1">
          <table:table-cell table:style-name="ce4" office:value-type="string" calcext:value-type="string">
            <text:p>estado</text:p>
          </table:table-cell>
          <table:table-cell table:formula="of:=([.F20]+[.$K$1]*[.$K20])/([.F$21]+[.$K$1])" office:value-type="float" office:value="0.0292508848392664" calcext:value-type="float">
            <text:p>0,0293</text:p>
          </table:table-cell>
          <table:table-cell table:formula="of:=([.G20]+[.$K$1]*[.$K20])/([.G$21]+[.$K$1])" office:value-type="float" office:value="0.0293384186592343" calcext:value-type="float">
            <text:p>0,0293</text:p>
          </table:table-cell>
          <table:table-cell table:formula="of:=([.H20]+[.$K$1]*[.$K20])/([.H$21]+[.$K$1])" office:value-type="float" office:value="0.0292945863604406" calcext:value-type="float">
            <text:p>0,0293</text:p>
          </table:table-cell>
          <table:table-cell table:formula="of:=([.I20]+[.$K$1]*[.$K20])/([.I$21]+[.$K$1])" office:value-type="float" office:value="0.0297629499561018" calcext:value-type="float">
            <text:p>0,029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formula="of:=SUM([.F20:.I20])" office:value-type="float" office:value="1" calcext:value-type="float">
            <text:p>1</text:p>
          </table:table-cell>
          <table:table-cell table:formula="of:=[.J20]/SUM([.$J$3:.$J$20])" office:value-type="float" office:value="0.0294117647058823" calcext:value-type="float">
            <text:p>0,0294</text:p>
          </table:table-cell>
        </table:table-row>
        <table:table-row table:style-name="ro1">
          <table:table-cell table:style-name="Default" table:number-columns-repeated="5"/>
          <table:table-cell table:style-name="ce10" table:formula="of:=SUM([.F3:.F20])" office:value-type="float" office:value="11" calcext:value-type="float">
            <text:p>11</text:p>
          </table:table-cell>
          <table:table-cell table:style-name="ce10" table:formula="of:=SUM([.G3:.G20])" office:value-type="float" office:value="5" calcext:value-type="float">
            <text:p>5</text:p>
          </table:table-cell>
          <table:table-cell table:style-name="ce10" table:formula="of:=SUM([.H3:.H20])" office:value-type="float" office:value="8" calcext:value-type="float">
            <text:p>8</text:p>
          </table:table-cell>
          <table:table-cell table:style-name="ce10" table:formula="of:=SUM([.I3:.I20])" office:value-type="float" office:value="10" calcext:value-type="float">
            <text:p>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1">
            <text:p>Suavizado de Dirichlet-Priors para queries</text:p>
          </table:table-cell>
          <table:covered-table-cell table:number-columns-repeated="4" table:style-name="ce6"/>
          <table:table-cell table:style-name="ce12" office:value-type="string" calcext:value-type="string">
            <text:p>Mu: </text:p>
          </table:table-cell>
          <table:table-cell table:style-name="ce15" table:formula="of:=[.K1]" office:value-type="float" office:value="2000" calcext:value-type="float">
            <text:p>2000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Término / Documento</text:p>
          </table:table-cell>
          <table:table-cell table:style-name="ce6" office:value-type="string" calcext:value-type="string">
            <text:p>P(t, Q1)</text:p>
          </table:table-cell>
          <table:table-cell table:style-name="ce6" office:value-type="string" calcext:value-type="string">
            <text:p>P(t, Q2)</text:p>
          </table:table-cell>
          <table:table-cell table:style-name="ce6" office:value-type="string" calcext:value-type="string">
            <text:p>P(t, Q3)</text:p>
          </table:table-cell>
          <table:table-cell table:style-name="ce6" office:value-type="string" calcext:value-type="string">
            <text:p>Query 1 TF</text:p>
          </table:table-cell>
          <table:table-cell table:style-name="ce6" office:value-type="string" calcext:value-type="string">
            <text:p>Query 2 TF</text:p>
          </table:table-cell>
          <table:table-cell table:style-name="ce6" office:value-type="string" calcext:value-type="string">
            <text:p>Query 3 TF</text:p>
          </table:table-cell>
          <table:table-cell table:style-name="ce17" office:value-type="string" calcext:value-type="string">
            <text:p>P (t|C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oftware</text:p>
          </table:table-cell>
          <table:table-cell table:formula="of:=([.E25]+[.$G$23]*[.$H25])/([.E$31]+[.$G$23])" office:value-type="float" office:value="0.146911911617794" calcext:value-type="float">
            <text:p>0,1469</text:p>
          </table:table-cell>
          <table:table-cell table:formula="of:=([.F25]+[.$G$23]*[.$H25])/([.F$31]+[.$G$23])" office:value-type="float" office:value="0.146838565680891" calcext:value-type="float">
            <text:p>0,1468</text:p>
          </table:table-cell>
          <table:table-cell table:formula="of:=([.G25]+[.$G$23]*[.$H25])/([.G$31]+[.$G$23])" office:value-type="float" office:value="0.147337816804206" calcext:value-type="float">
            <text:p>0,1473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[.K3]" office:value-type="float" office:value="0.147058823529412" calcext:value-type="float">
            <text:p>0,147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ibre</text:p>
          </table:table-cell>
          <table:table-cell table:formula="of:=([.E26]+[.$G$23]*[.$H26])/([.E$31]+[.$G$23])" office:value-type="float" office:value="0.117529529294235" calcext:value-type="float">
            <text:p>0,1175</text:p>
          </table:table-cell>
          <table:table-cell table:formula="of:=([.F26]+[.$G$23]*[.$H26])/([.F$31]+[.$G$23])" office:value-type="float" office:value="0.117970103668027" calcext:value-type="float">
            <text:p>0,1180</text:p>
          </table:table-cell>
          <table:table-cell table:formula="of:=([.G26]+[.$G$23]*[.$H26])/([.G$31]+[.$G$23])" office:value-type="float" office:value="0.117470852544712" calcext:value-type="float">
            <text:p>0,117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[.K4]" office:value-type="float" office:value="0.117647058823529" calcext:value-type="float">
            <text:p>0,117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aís</text:p>
          </table:table-cell>
          <table:table-cell table:formula="of:=([.E27]+[.$G$23]*[.$H27])/([.E$31]+[.$G$23])" office:value-type="float" office:value="0.0886466474701769" calcext:value-type="float">
            <text:p>0,0886</text:p>
          </table:table-cell>
          <table:table-cell table:formula="of:=([.F27]+[.$G$23]*[.$H27])/([.F$31]+[.$G$23])" office:value-type="float" office:value="0.0886023905318493" calcext:value-type="float">
            <text:p>0,0886</text:p>
          </table:table-cell>
          <table:table-cell table:formula="of:=([.G27]+[.$G$23]*[.$H27])/([.G$31]+[.$G$23])" office:value-type="float" office:value="0.0881031394085343" calcext:value-type="float">
            <text:p>0,088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[.K14]" office:value-type="float" office:value="0.0882352941176471" calcext:value-type="float">
            <text:p>0,088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ultura</text:p>
          </table:table-cell>
          <table:table-cell table:formula="of:=([.E28]+[.$G$23]*[.$H28])/([.E$31]+[.$G$23])" office:value-type="float" office:value="0.0592642651466181" calcext:value-type="float">
            <text:p>0,0593</text:p>
          </table:table-cell>
          <table:table-cell table:formula="of:=([.F28]+[.$G$23]*[.$H28])/([.F$31]+[.$G$23])" office:value-type="float" office:value="0.0592346773956712" calcext:value-type="float">
            <text:p>0,0592</text:p>
          </table:table-cell>
          <table:table-cell table:formula="of:=([.G28]+[.$G$23]*[.$H28])/([.G$31]+[.$G$23])" office:value-type="float" office:value="0.0587354262723562" calcext:value-type="float">
            <text:p>0,058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[.K15]" office:value-type="float" office:value="0.0588235294117647" calcext:value-type="float">
            <text:p>0,0588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opietario</text:p>
          </table:table-cell>
          <table:table-cell table:formula="of:=([.E29]+[.$G$23]*[.$H29])/([.E$31]+[.$G$23])" office:value-type="float" office:value="0" calcext:value-type="float">
            <text:p>0,0000</text:p>
          </table:table-cell>
          <table:table-cell table:formula="of:=([.F29]+[.$G$23]*[.$H29])/([.F$31]+[.$G$23])" office:value-type="float" office:value="0" calcext:value-type="float">
            <text:p>0,0000</text:p>
          </table:table-cell>
          <table:table-cell table:formula="of:=([.G29]+[.$G$23]*[.$H29])/([.G$31]+[.$G$23])" office:value-type="float" office:value="0.000499251123315027" calcext:value-type="float">
            <text:p>0,000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icencia</text:p>
          </table:table-cell>
          <table:table-cell table:formula="of:=([.E30]+[.$G$23]*[.$H30])/([.E$31]+[.$G$23])" office:value-type="float" office:value="0" calcext:value-type="float">
            <text:p>0,0000</text:p>
          </table:table-cell>
          <table:table-cell table:formula="of:=([.F30]+[.$G$23]*[.$H30])/([.F$31]+[.$G$23])" office:value-type="float" office:value="0" calcext:value-type="float">
            <text:p>0,0000</text:p>
          </table:table-cell>
          <table:table-cell table:formula="of:=([.G30]+[.$G$23]*[.$H30])/([.G$31]+[.$G$23])" office:value-type="float" office:value="0.000499251123315027" calcext:value-type="float">
            <text:p>0,000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10" table:formula="of:=SUM([.E25:.E30])" office:value-type="float" office:value="2" calcext:value-type="float">
            <text:p>2</text:p>
          </table:table-cell>
          <table:table-cell table:style-name="ce10" table:formula="of:=SUM([.F25:.F30])" office:value-type="float" office:value="3" calcext:value-type="float">
            <text:p>3</text:p>
          </table:table-cell>
          <table:table-cell table:style-name="ce10" table:formula="of:=SUM([.G25:.G30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9" table:number-rows-spanned="1">
            <text:p>Divergencia de Kullback-Leiber</text:p>
          </table:table-cell>
          <table:covered-table-cell table:number-columns-repeated="8" table:style-name="Default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Query</text:p>
          </table:table-cell>
          <table:table-cell table:style-name="ce6" office:value-type="string" calcext:value-type="string">
            <text:p>Div (q, D1)</text:p>
          </table:table-cell>
          <table:table-cell table:style-name="ce6" office:value-type="string" calcext:value-type="string">
            <text:p>Div (q, D2)</text:p>
          </table:table-cell>
          <table:table-cell table:style-name="ce6" office:value-type="string" calcext:value-type="string">
            <text:p>Div (q, D3)</text:p>
          </table:table-cell>
          <table:table-cell table:style-name="ce6" office:value-type="string" calcext:value-type="string">
            <text:p>Div (q, D4)</text:p>
          </table:table-cell>
          <table:table-cell table:style-name="ce13" office:value-type="string" calcext:value-type="string" table:number-columns-spanned="4" table:number-rows-spanned="1">
            <text:p>Ranking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país cultura</text:p>
          </table:table-cell>
          <table:table-cell table:style-name="ce8" table:formula="of:=[.$B27]*LOG([.$B27]/[.B14]) + [.$B28]*LOG([.$B28]/[.B15])" office:value-type="float" office:value="0.000723523533238626" calcext:value-type="float">
            <text:p>7,24E-04</text:p>
          </table:table-cell>
          <table:table-cell table:style-name="ce8" table:formula="of:=[.$B27]*LOG([.$B27]/[.C14]) + [.$B28]*LOG([.$B28]/[.C15])" office:value-type="float" office:value="0.000096187030444428" calcext:value-type="float">
            <text:p>9,62E-05</text:p>
          </table:table-cell>
          <table:table-cell table:style-name="ce8" table:formula="of:=[.$B27]*LOG([.$B27]/[.D14]) + [.$B28]*LOG([.$B28]/[.D15])" office:value-type="float" office:value="0.000410079910986544" calcext:value-type="float">
            <text:p>4,10E-04</text:p>
          </table:table-cell>
          <table:table-cell table:style-name="ce8" table:formula="of:=[.$B27]*LOG([.$B27]/[.E14]) + [.$B28]*LOG([.$B28]/[.E15])" office:value-type="float" office:value="0.00025617937507701" calcext:value-type="float">
            <text:p>2,56E-04</text:p>
          </table:table-cell>
          <table:table-cell table:style-name="ce14" office:value-type="string" calcext:value-type="string" table:number-columns-spanned="4" table:number-rows-spanned="1">
            <text:p>Doc1, Doc3, Doc4, Doc2</text:p>
          </table:table-cell>
          <table:covered-table-cell table:number-columns-repeated="3" table:style-name="ce16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país libre cultura</text:p>
          </table:table-cell>
          <table:table-cell table:style-name="ce8" table:formula="of:=[.$C27]*LOG([.$C27]/[.B14]) +[.$C26]*LOG([.$C26]/[.B4]) + [.$C28]*LOG([.$C28]/[.B15])" office:value-type="float" office:value="0.000895320538737905" calcext:value-type="float">
            <text:p>8,95E-04</text:p>
          </table:table-cell>
          <table:table-cell table:style-name="ce8" table:formula="of:=[.$C27]*LOG([.$C27]/[.C14]) +[.$C26]*LOG([.$C26]/[.C4]) + [.$C28]*LOG([.$C28]/[.C15])" office:value-type="float" office:value="0.000115208181093466" calcext:value-type="float">
            <text:p>1,15E-04</text:p>
          </table:table-cell>
          <table:table-cell table:style-name="ce8" table:formula="of:=[.$C27]*LOG([.$C27]/[.D14]) +[.$C26]*LOG([.$C26]/[.D4]) + [.$C28]*LOG([.$C28]/[.D15])" office:value-type="float" office:value="0.000722828159977557" calcext:value-type="float">
            <text:p>7,23E-04</text:p>
          </table:table-cell>
          <table:table-cell table:style-name="ce8" table:formula="of:=[.$C27]*LOG([.$C27]/[.E14]) +[.$C26]*LOG([.$C26]/[.E4]) + [.$C28]*LOG([.$C28]/[.E15])" office:value-type="float" office:value="0.000186362104488043" calcext:value-type="float">
            <text:p>1,86E-04</text:p>
          </table:table-cell>
          <table:table-cell table:style-name="ce14" office:value-type="string" calcext:value-type="string" table:number-columns-spanned="4" table:number-rows-spanned="1">
            <text:p>Doc1, Doc3, Doc4, Doc2</text:p>
          </table:table-cell>
          <table:covered-table-cell table:number-columns-repeated="3" table:style-name="ce16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oftware <text:span text:style-name="T1">propietario licencia</text:span></text:p>
          </table:table-cell>
          <table:table-cell table:style-name="ce8" table:formula="of:=[.$D25]*LOG([.$D25]/[.B3])" office:value-type="float" office:value="0.0000386041461892504" calcext:value-type="float">
            <text:p>3,86E-05</text:p>
          </table:table-cell>
          <table:table-cell table:style-name="ce8" table:formula="of:=[.$D25]*LOG([.$D25]/[.C3])" office:value-type="float" office:value="0.00028105047387229" calcext:value-type="float">
            <text:p>2,81E-04</text:p>
          </table:table-cell>
          <table:table-cell table:style-name="ce8" table:formula="of:=[.$D25]*LOG([.$D25]/[.D3])" office:value-type="float" office:value="0.000159531373618755" calcext:value-type="float">
            <text:p>1,60E-04</text:p>
          </table:table-cell>
          <table:table-cell table:style-name="ce8" table:formula="of:=[.$D25]*LOG([.$D25]/[.E3])" office:value-type="float" office:value="0.00000677723639935038" calcext:value-type="float">
            <text:p>6,78E-06</text:p>
          </table:table-cell>
          <table:table-cell table:style-name="ce14" office:value-type="string" calcext:value-type="string" table:number-columns-spanned="4" table:number-rows-spanned="1">
            <text:p>Doc2, Doc3, Doc1, Doc4</text:p>
          </table:table-cell>
          <table:covered-table-cell table:number-columns-repeated="3" table:style-name="ce1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21:59:21.0361393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6:59:45.308044881</meta:creation-date>
    <dc:date>2018-05-14T23:02:21.057160808</dc:date>
    <meta:editing-duration>PT2H51M38S</meta:editing-duration>
    <meta:editing-cycles>23</meta:editing-cycles>
    <meta:generator>LibreOffice/5.2.7.2$Linux_X86_64 LibreOffice_project/20m0$Build-2</meta:generator>
    <meta:document-statistic meta:table-count="1" meta:cell-count="303" meta:object-count="0"/>
  </office:meta>
</office:document-meta>
</file>